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list-style-name="L1"/>
    <style:style style:name="P16" style:family="paragraph" style:parent-style-name="Heading_20_1" style:master-page-name="First_20_Page">
      <style:paragraph-properties style:page-number="auto"/>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10046976">
          <text:insertion>
            <office:change-info>
              <dc:creator>Bob Jacobsen</dc:creator>
              <dc:date>2010-10-08T18:16:00</dc:date>
            </office:change-info>
          </text:insertion>
        </text:changed-region>
        <text:changed-region text:id="ct610046656">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75679664"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610046976"/>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p>
      <text:p text:style-name="P1"><text:change-end text:change-id="ct610046976"/><text:change text:change-id="ct6100466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2.2 References and Context<text:tab/>1</text:p>
          <text:p text:style-name="P12"><text:s/>3 Use Cases<text:tab/>1</text:p>
          <text:p text:style-name="P12"><text:s/>4 Discussion<text:tab/>2</text:p>
          <text:p text:style-name="P12"><text:s/>5 Base Protocol Proposal<text:tab/>2</text:p>
          <text:p text:style-name="P12"><text:s/>6 CAN protocol proposal<text:tab/>3</text:p>
          <text:p text:style-name="P13"><text:s/>6.1 CAN Examples<text:tab/>4</text:p>
          <text:p text:style-name="P11"><text:s/>6.1.1 Normal CAN case<text:tab/>4</text:p>
          <text:p text:style-name="P11"><text:s/>6.1.2 Short CAN datagram case<text:tab/>4</text:p>
          <text:p text:style-name="P11"><text:s/>6.1.3 Rejected short CAN datagram case<text:tab/>4</text:p>
          <text:p text:style-name="P11"><text:s/>6.1.4 Rejected interleaved CAN datagram case:<text:tab/>4</text:p>
          <text:p text:style-name="P12"><text:s/>7 Datagram Content<text:tab/>5</text:p>
          <text:p text:style-name="P12"><text:s/>8 Numerology<text:tab/>5</text:p>
          <text:p text:style-name="P12"><text:s/>9 Extensions<text:tab/>6</text:p>
          <text:p text:style-name="P12"><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09617984">
            <text:deletion>
              <office:change-info>
                <dc:creator>Bob Jacobsen</dc:creator>
                <dc:date>2010-10-08T17:22:00</dc:date>
              </office:change-info>
              <text:p text:style-name="MP1">NMRA Technical Note (number)</text:p>
            </text:deletion>
          </text:changed-region>
          <text:changed-region text:id="ct509618112">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09617984"/><text:change-start text:change-id="ct509618112"/>OpenLCB-CAN Datagram Transport Technical Note<text:change-end text:change-id="ct509618112"/></text:p>
      </style:header>
      <style:footer>
        <text:tracked-changes>
          <text:changed-region text:id="ct509612256">
            <text:deletion>
              <office:change-info>
                <dc:creator>Bob Jacobsen</dc:creator>
                <dc:date>2010-10-08T17:23:00</dc:date>
              </office:change-info>
              <text:p text:style-name="MP4"><text:span text:style-name="MT2">Title</text:span></text:p>
            </text:deletion>
          </text:changed-region>
          <text:changed-region text:id="ct509617408">
            <text:insertion>
              <office:change-info>
                <dc:creator>Bob Jacobsen</dc:creator>
                <dc:date>2010-10-08T17:23:00</dc:date>
              </office:change-info>
            </text:insertion>
          </text:changed-region>
          <text:changed-region text:id="ct509617504">
            <text:deletion>
              <office:change-info>
                <dc:creator>Bob Jacobsen</dc:creator>
                <dc:date>2010-10-08T17:23:00</dc:date>
              </office:change-info>
              <text:p text:style-name="MP4"><text:span text:style-name="MT3"><text:tab/></text:span></text:p>
            </text:deletion>
          </text:changed-region>
        </text:tracked-changes>
        <text:p text:style-name="MP4"><text:change text:change-id="ct509612256"/><text:change-start text:change-id="ct509617408"/><text:span text:style-name="MT2">Copyright 2010, by J. Day, D. Harris, B. Jacobsen, and A. Shepherd</text:span><text:change-end text:change-id="ct509617408"/><text:change text:change-id="ct509617504"/><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0-10-14T08:43:47">10/14/2010</text:date></text:span></text:span></text:p>
      </style:footer>
    </style:master-page>
    <style:master-page style:name="First_20_Page" style:display-name="First Page" style:page-layout-name="Mpm2" style:next-style-name="Standard">
      <style:header>
        <text:tracked-changes>
          <text:changed-region text:id="ct509633648">
            <text:deletion>
              <office:change-info>
                <dc:creator>Bob Jacobsen</dc:creator>
                <dc:date>2010-10-07T21:46:00</dc:date>
              </office:change-info>
              <text:p text:style-name="MP7"><text:span text:style-name="MT4">NMRA TECHNICAL NOTES</text:span></text:p>
            </text:deletion>
          </text:changed-region>
          <text:changed-region text:id="ct509633744">
            <text:insertion>
              <office:change-info>
                <dc:creator>Bob Jacobsen</dc:creator>
                <dc:date>2010-10-08T17:19:00</dc:date>
              </office:change-info>
            </text:insertion>
          </text:changed-region>
          <text:changed-region text:id="ct509630832">
            <text:insertion>
              <office:change-info>
                <dc:creator>Bob Jacobsen</dc:creator>
                <dc:date>2010-10-08T18:19:00</dc:date>
              </office:change-info>
            </text:insertion>
          </text:changed-region>
          <text:changed-region text:id="ct509630992">
            <text:deletion>
              <office:change-info>
                <dc:creator>Bob Jacobsen</dc:creator>
                <dc:date>2010-10-08T18:19:00</dc:date>
              </office:change-info>
              <text:p text:style-name="MP7">(title)</text:p>
            </text:deletion>
          </text:changed-region>
          <text:changed-region text:id="ct509631088">
            <text:insertion>
              <office:change-info>
                <dc:creator>Bob Jacobsen</dc:creator>
                <dc:date>2010-10-08T18:19:00</dc:date>
              </office:change-info>
            </text:insertion>
          </text:changed-region>
          <text:changed-region text:id="ct509631408">
            <text:deletion>
              <office:change-info>
                <dc:creator>Bob Jacobsen</dc:creator>
                <dc:date>2010-10-08T17:19:00</dc:date>
              </office:change-info>
              <text:p text:style-name="MP7">(date)</text:p>
            </text:deletion>
          </text:changed-region>
          <text:changed-region text:id="ct652802320">
            <text:insertion>
              <office:change-info>
                <dc:creator>Bob Jacobsen</dc:creator>
                <dc:date>2010-10-14T08:43:00</dc:date>
              </office:change-info>
            </text:insertion>
          </text:changed-region>
          <text:changed-region text:id="ct509636912">
            <text:deletion>
              <office:change-info>
                <dc:creator>Bob Jacobsen</dc:creator>
                <dc:date>2010-10-07T21:47:00</dc:date>
              </office:change-info>
              <text:p text:style-name="MP7">(number)</text:p>
            </text:deletion>
          </text:changed-region>
          <text:changed-region text:id="ct509637008">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6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09633648"/><text:change-start text:change-id="ct509633744"/>OpenLCB <text:change-end text:change-id="ct509633744"/><text:change-start text:change-id="ct509630832"/>Technical Note<text:change-end text:change-id="ct50963083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09630992"/><text:change-start text:change-id="ct509631088"/>OpenLCB-CAN Datagram Transport<text:change-end text:change-id="ct50963108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09631408"/><text:change-start text:change-id="ct652802320"/><text:date style:data-style-name="N75" text:date-value="2010-10-14T08:43:47">Oct 14, 2010</text:date><text:change-end text:change-id="ct652802320"/></text:p>
            </table:table-cell>
            <table:table-cell table:style-name="Table1.C1" office:value-type="string">
              <text:p text:style-name="MP7"><text:change text:change-id="ct509636912"/><text:change-start text:change-id="ct509637008"/>Preliminary<text:change-end text:change-id="ct509637008"/></text:p>
            </table:table-cell>
          </table:table-row>
        </table:table>
        <text:p text:style-name="Header"/>
      </style:header>
      <style:footer>
        <text:tracked-changes>
          <text:changed-region text:id="ct509631872">
            <text:deletion>
              <office:change-info>
                <dc:creator>Bob Jacobsen</dc:creator>
                <dc:date>2010-10-07T21:47:00</dc:date>
              </office:change-info>
              <text:p text:style-name="MP8"><text:span text:style-name="MT5">90</text:span></text:p>
            </text:deletion>
          </text:changed-region>
          <text:changed-region text:id="ct509645904">
            <text:insertion>
              <office:change-info>
                <dc:creator>Bob Jacobsen</dc:creator>
                <dc:date>2010-10-07T21:47:00</dc:date>
              </office:change-info>
            </text:insertion>
          </text:changed-region>
          <text:changed-region text:id="ct509646096">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509631872"/><text:change-start text:change-id="ct509645904"/><text:span text:style-name="MT5">10</text:span><text:change-end text:change-id="ct509645904"/><text:span text:style-name="MT5">, by J. Day, D. Harris, B. Jacobsen, </text:span><text:change text:change-id="ct509646096"/><text:span text:style-name="MT5">and A. Shepherd<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0-10-14T08:43:47">10/1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Datagram Transport Technical Note</dc:title>
    <meta:initial-creator>Alex Shepherd</meta:initial-creator>
    <meta:creation-date>2009-01-22T07:11:27</meta:creation-date>
    <meta:editing-cycles>55</meta:editing-cycles>
    <meta:editing-duration>PT11H58M16S</meta:editing-duration>
    <meta:generator>OpenOffice.org/3.2$Unix OpenOffice.org_project/320m18$Build-9502</meta:generator>
    <dc:date>2010-10-14T08:43:47</dc:date>
    <dc:creator>Bob Jacobsen</dc:creator>
    <meta:keyword>OpenLCB-CAN Datagram Transport</meta:keyword>
    <meta:document-statistic meta:table-count="1" meta:image-count="1" meta:object-count="0" meta:page-count="8" meta:paragraph-count="130" meta:word-count="2778" meta:character-count="16572"/>
    <meta:user-defined meta:name="Info 1"/>
    <meta:user-defined meta:name="Info 2"/>
    <meta:user-defined meta:name="Info 3"/>
    <meta:user-defined meta:name="Info 4"/>
  </office:meta>
</office:document-meta>
</file>